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/>
    <style:font-face style:name="CourierNewPS-ItalicMT" svg:font-family="CourierNewPS-ItalicMT" style:font-family-generic="modern"/>
    <style:font-face style:name="CourierNewPSMT" svg:font-family="CourierNewPSMT" style:font-family-generic="moder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10pt" officeooo:paragraph-rsid="0011b654" style:font-name-asian="Courier" style:font-size-asian="10pt" style:font-name-complex="Courier"/>
    </style:style>
    <style:style style:name="P2" style:family="paragraph" style:parent-style-name="Standard">
      <style:text-properties style:font-name="Trebuchet MS" officeooo:paragraph-rsid="0011b654" style:font-name-complex="Trebuchet MS"/>
    </style:style>
    <style:style style:name="P3" style:family="paragraph" style:parent-style-name="Standard">
      <style:text-properties style:font-name="Trebuchet MS" fo:language="en" fo:country="GB" officeooo:paragraph-rsid="0011b654" style:font-name-complex="Trebuchet MS"/>
    </style:style>
    <style:style style:name="P4" style:family="paragraph" style:parent-style-name="Standard">
      <style:text-properties style:font-name="Trebuchet MS" fo:font-weight="bold" officeooo:paragraph-rsid="0011b654" style:font-weight-asian="bold" style:font-name-complex="Trebuchet MS" style:font-weight-complex="bold"/>
    </style:style>
    <style:style style:name="P5" style:family="paragraph" style:parent-style-name="Standard">
      <style:text-properties style:font-name="Trebuchet MS" fo:font-weight="bold" officeooo:paragraph-rsid="0011b654" style:font-weight-asian="bold" style:font-name-complex="Trebuchet MS"/>
    </style:style>
    <style:style style:name="P6" style:family="paragraph" style:parent-style-name="Standard">
      <style:text-properties style:font-name="Trebuchet MS" fo:language="en" fo:country="US" fo:font-weight="bold" officeooo:paragraph-rsid="0011b654" style:font-weight-asian="bold" style:font-name-complex="Trebuchet MS" style:font-weight-complex="bold"/>
    </style:style>
    <style:style style:name="P7" style:family="paragraph" style:parent-style-name="Standard">
      <style:text-properties style:font-name="Trebuchet MS" fo:language="en" fo:country="US" fo:font-weight="bold" officeooo:paragraph-rsid="0011b654" style:font-weight-asian="bold" style:font-name-complex="Trebuchet MS" style:font-size-complex="12pt"/>
    </style:style>
    <style:style style:name="P8" style:family="paragraph" style:parent-style-name="Standard">
      <style:text-properties style:font-name="Trebuchet MS" fo:language="en" fo:country="US" fo:font-weight="bold" officeooo:paragraph-rsid="0011b654" style:font-weight-asian="bold" style:font-name-complex="Trebuchet MS"/>
    </style:style>
    <style:style style:name="P9" style:family="paragraph" style:parent-style-name="Standard">
      <style:text-properties style:font-name="Trebuchet MS" fo:language="en" fo:country="US" fo:font-weight="normal" officeooo:paragraph-rsid="0011b654" style:font-weight-asian="normal" style:font-name-complex="Trebuchet MS" style:font-weight-complex="normal"/>
    </style:style>
    <style:style style:name="P10" style:family="paragraph" style:parent-style-name="Standard">
      <style:text-properties style:font-name="Trebuchet MS" fo:font-size="8pt" officeooo:paragraph-rsid="0011b654" style:font-size-asian="8pt" style:font-name-complex="Trebuchet MS" style:font-size-complex="8pt"/>
    </style:style>
    <style:style style:name="P11" style:family="paragraph" style:parent-style-name="Standard">
      <style:text-properties style:font-name="Trebuchet MS" fo:font-weight="normal" officeooo:paragraph-rsid="0011b654" style:font-weight-asian="normal" style:font-name-complex="Trebuchet MS" style:font-weight-complex="normal"/>
    </style:style>
    <style:style style:name="P12" style:family="paragraph" style:parent-style-name="Standard">
      <style:text-properties fo:color="#00b050" style:font-name="Trebuchet MS" fo:language="en" fo:country="US" fo:font-weight="bold" officeooo:paragraph-rsid="0011b654" style:font-weight-asian="bold" style:font-name-complex="Trebuchet MS"/>
    </style:style>
    <style:style style:name="P13" style:family="paragraph" style:parent-style-name="Standard">
      <style:text-properties fo:color="#00b050" style:font-name="Trebuchet MS" fo:language="en" fo:country="US" fo:font-weight="normal" officeooo:paragraph-rsid="0011b654" style:font-weight-asian="normal" style:font-name-complex="Trebuchet MS" style:font-weight-complex="normal"/>
    </style:style>
    <style:style style:name="P14" style:family="paragraph" style:parent-style-name="Standard">
      <style:text-properties fo:color="#00b050" style:font-name="Trebuchet MS" fo:font-size="10pt" fo:language="en" fo:country="US" fo:font-weight="bold" officeooo:paragraph-rsid="0011b654" style:font-size-asian="10pt" style:font-weight-asian="bold" style:font-name-complex="Trebuchet MS"/>
    </style:style>
    <style:style style:name="P15" style:family="paragraph" style:parent-style-name="Standard">
      <style:text-properties fo:color="#800000" style:font-name="Trebuchet MS" officeooo:paragraph-rsid="0011b654" style:font-name-complex="Trebuchet MS"/>
    </style:style>
    <style:style style:name="P16" style:family="paragraph" style:parent-style-name="Standard">
      <style:text-properties fo:color="#800000" style:font-name="Trebuchet MS" fo:font-weight="bold" officeooo:paragraph-rsid="0011b654" style:font-weight-asian="bold" style:font-name-complex="Trebuchet MS" style:font-weight-complex="bold"/>
    </style:style>
    <style:style style:name="P17" style:family="paragraph" style:parent-style-name="Standard">
      <style:text-properties fo:color="#800000" style:font-name="Trebuchet MS" fo:language="en" fo:country="GB" officeooo:paragraph-rsid="0011b654" style:font-name-complex="Trebuchet MS"/>
    </style:style>
    <style:style style:name="P18" style:family="paragraph" style:parent-style-name="Standard">
      <style:text-properties fo:color="#800000" style:font-name="Trebuchet MS" fo:language="en" fo:country="US" fo:font-weight="normal" officeooo:paragraph-rsid="0011b654" style:font-weight-asian="normal" style:font-name-complex="Trebuchet MS" style:font-weight-complex="normal"/>
    </style:style>
    <style:style style:name="P19" style:family="paragraph" style:parent-style-name="Standard">
      <style:text-properties fo:color="#339966" style:font-name="Trebuchet MS" fo:language="en" fo:country="GB" officeooo:paragraph-rsid="0011b654" style:font-name-complex="Trebuchet MS"/>
    </style:style>
    <style:style style:name="P20" style:family="paragraph" style:parent-style-name="Standard">
      <style:paragraph-properties fo:orphans="2" fo:widows="2" style:text-autospace="none"/>
      <style:text-properties fo:color="#339966" style:font-name="Trebuchet MS" fo:font-size="10pt" officeooo:paragraph-rsid="0011b654" style:font-size-asian="10pt" style:font-name-complex="Courier"/>
    </style:style>
    <style:style style:name="P21" style:family="paragraph" style:parent-style-name="Standard">
      <style:paragraph-properties fo:orphans="2" fo:widows="2" style:text-autospace="none"/>
      <style:text-properties fo:color="#339966" style:font-name="Courier" fo:font-size="10pt" officeooo:paragraph-rsid="0011b654" style:font-size-asian="10pt" style:font-name-complex="Courier"/>
    </style:style>
    <style:style style:name="P22" style:family="paragraph" style:parent-style-name="Standard">
      <style:text-properties fo:color="#339966" style:font-name="Courier" fo:font-size="10pt" officeooo:paragraph-rsid="0011b654" style:font-size-asian="10pt" style:font-name-complex="Courier" style:font-size-complex="12pt"/>
    </style:style>
    <style:style style:name="P23" style:family="paragraph" style:parent-style-name="Standard">
      <style:text-properties fo:color="#00b0f0" style:font-name="Trebuchet MS" fo:language="en" fo:country="US" fo:font-weight="bold" officeooo:paragraph-rsid="0011b654" style:font-weight-asian="bold" style:font-name-complex="Trebuchet MS"/>
    </style:style>
    <style:style style:name="P24" style:family="paragraph" style:parent-style-name="Standard">
      <style:text-properties fo:color="#00b0f0" style:font-name="Trebuchet MS" fo:language="en" fo:country="US" fo:font-weight="normal" officeooo:paragraph-rsid="0011b654" style:font-weight-asian="normal" style:font-name-complex="Trebuchet MS" style:font-weight-complex="normal"/>
    </style:style>
    <style:style style:name="P25" style:family="paragraph" style:parent-style-name="Standard">
      <style:text-properties fo:color="#00b0f0" style:font-name="Trebuchet MS" fo:font-size="10pt" fo:language="en" fo:country="US" fo:font-weight="bold" officeooo:paragraph-rsid="0011b654" style:font-size-asian="10pt" style:font-weight-asian="bold" style:font-name-complex="Trebuchet MS"/>
    </style:style>
    <style:style style:name="P26" style:family="paragraph" style:parent-style-name="Standard">
      <style:text-properties fo:color="#00b0f0" style:font-name="Trebuchet MS" fo:language="en" fo:country="GB" officeooo:paragraph-rsid="0011b654" style:font-name-complex="Trebuchet MS"/>
    </style:style>
    <style:style style:name="P27" style:family="paragraph" style:parent-style-name="Standard">
      <style:text-properties fo:color="#c00000" style:font-name="Trebuchet MS" fo:language="en" fo:country="US" fo:font-weight="bold" officeooo:paragraph-rsid="0011b654" style:font-weight-asian="bold" style:font-name-complex="Trebuchet MS"/>
    </style:style>
    <style:style style:name="P28" style:family="paragraph" style:parent-style-name="Standard">
      <style:text-properties fo:color="#c00000" style:font-name="Trebuchet MS" fo:font-size="10pt" fo:language="en" fo:country="US" fo:font-weight="bold" officeooo:paragraph-rsid="0011b654" style:font-size-asian="10pt" style:font-weight-asian="bold" style:font-name-complex="Trebuchet MS"/>
    </style:style>
    <style:style style:name="P29" style:family="paragraph" style:parent-style-name="Standard">
      <style:paragraph-properties fo:orphans="2" fo:widows="2" style:text-autospace="none"/>
      <style:text-properties officeooo:paragraph-rsid="0011b654"/>
    </style:style>
    <style:style style:name="P30" style:family="paragraph" style:parent-style-name="Standard">
      <style:text-properties fo:color="#00ff00" style:font-name="Courier" fo:font-size="10pt" officeooo:paragraph-rsid="0011b654" style:font-size-asian="10pt" style:font-name-complex="Courier"/>
    </style:style>
    <style:style style:name="P31" style:family="paragraph" style:parent-style-name="Standard">
      <style:paragraph-properties fo:orphans="2" fo:widows="2" style:text-autospace="none"/>
      <style:text-properties fo:color="#008000" style:font-name="Trebuchet MS" fo:font-weight="bold" officeooo:paragraph-rsid="0011b654" style:font-weight-asian="bold" style:font-name-complex="Courier" style:font-size-complex="12pt"/>
    </style:style>
    <style:style style:name="P32" style:family="paragraph" style:parent-style-name="Standard">
      <style:text-properties officeooo:paragraph-rsid="0011b654"/>
    </style:style>
    <style:style style:name="P33" style:family="paragraph" style:parent-style-name="Standard">
      <style:text-properties fo:font-weight="normal" officeooo:paragraph-rsid="0011b654" style:font-weight-asian="normal" style:font-weight-complex="normal"/>
    </style:style>
    <style:style style:name="P34" style:family="paragraph" style:parent-style-name="Standard">
      <style:text-properties fo:color="#002060" style:font-name="Trebuchet MS" fo:font-size="9pt" fo:language="en" fo:country="GB" officeooo:paragraph-rsid="0011b654" style:font-size-asian="9pt" style:font-name-complex="Trebuchet MS" style:font-size-complex="9pt"/>
    </style:style>
    <style:style style:name="P35" style:family="paragraph" style:parent-style-name="Standard">
      <style:paragraph-properties fo:margin-left="0.106cm" fo:margin-right="0cm" fo:orphans="2" fo:widows="2" fo:text-indent="0cm" style:auto-text-indent="false"/>
      <style:text-properties officeooo:paragraph-rsid="0011b654"/>
    </style:style>
    <style:style style:name="P36" style:family="paragraph" style:parent-style-name="Standard">
      <style:paragraph-properties fo:margin-left="0.106cm" fo:margin-right="0cm" fo:text-indent="0cm" style:auto-text-indent="false"/>
      <style:text-properties style:font-name="Trebuchet MS" fo:font-size="9pt" fo:language="en" fo:country="GB" officeooo:paragraph-rsid="0011b654" style:font-size-asian="9pt" style:font-name-complex="Trebuchet MS" style:font-size-complex="9pt"/>
    </style:style>
    <style:style style:name="P37" style:family="paragraph" style:parent-style-name="Standard">
      <style:paragraph-properties fo:margin-left="3.747cm" fo:margin-right="0cm" fo:orphans="2" fo:widows="2" fo:text-indent="0cm" style:auto-text-indent="false" style:text-autospace="none"/>
      <style:text-properties officeooo:paragraph-rsid="0011b654"/>
    </style:style>
    <style:style style:name="P38" style:family="paragraph" style:parent-style-name="Standard">
      <style:paragraph-properties fo:margin-left="7.493cm" fo:margin-right="0cm" fo:orphans="2" fo:widows="2" fo:text-indent="0cm" style:auto-text-indent="false" style:text-autospace="none"/>
      <style:text-properties officeooo:paragraph-rsid="0011b654"/>
    </style:style>
    <style:style style:name="P39" style:family="paragraph" style:parent-style-name="Standard">
      <style:paragraph-properties fo:margin-left="6.244cm" fo:margin-right="0cm" fo:orphans="2" fo:widows="2" fo:text-indent="1.249cm" style:auto-text-indent="false" style:text-autospace="none"/>
      <style:text-properties officeooo:paragraph-rsid="0011b654"/>
    </style:style>
    <style:style style:name="P40" style:family="paragraph" style:parent-style-name="Text_20_body">
      <style:text-properties style:font-name="Trebuchet MS" fo:language="en" fo:country="GB" officeooo:paragraph-rsid="0011b654" style:font-name-complex="Trebuchet MS"/>
    </style:style>
    <style:style style:name="P41" style:family="paragraph" style:parent-style-name="Text_20_body">
      <style:text-properties style:font-name="Trebuchet MS" officeooo:paragraph-rsid="0011b654" style:font-name-complex="Trebuchet MS"/>
    </style:style>
    <style:style style:name="P42" style:family="paragraph" style:parent-style-name="Text_20_body">
      <style:text-properties officeooo:paragraph-rsid="0011b654"/>
    </style:style>
    <style:style style:name="P43" style:family="paragraph" style:parent-style-name="Text_20_body">
      <style:text-properties fo:font-weight="bold" officeooo:paragraph-rsid="0011b654" style:font-weight-asian="bold" style:font-weight-complex="bold"/>
    </style:style>
    <style:style style:name="P44" style:family="paragraph" style:parent-style-name="Text_20_body">
      <style:text-properties fo:font-weight="bold" officeooo:rsid="0011b654" officeooo:paragraph-rsid="0011b654" style:font-weight-asian="bold" style:font-weight-complex="bold"/>
    </style:style>
    <style:style style:name="P45" style:family="paragraph" style:parent-style-name="Header">
      <style:paragraph-properties>
        <style:tab-stops/>
      </style:paragraph-properties>
      <style:text-properties style:font-name="Trebuchet MS" officeooo:paragraph-rsid="0011b654" style:font-name-complex="Trebuchet MS" style:font-size-complex="12pt"/>
    </style:style>
    <style:style style:name="P46" style:family="paragraph" style:parent-style-name="Header">
      <style:paragraph-properties>
        <style:tab-stops/>
      </style:paragraph-properties>
      <style:text-properties style:font-name="Trebuchet MS" officeooo:paragraph-rsid="0011b654" style:font-name-complex="Trebuchet M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rebuchet MS" style:font-name-complex="Trebuchet MS"/>
    </style:style>
    <style:style style:name="T4" style:family="text">
      <style:text-properties style:font-name="Trebuchet MS" fo:font-weight="bold" style:font-weight-asian="bold" style:font-name-complex="Trebuchet MS"/>
    </style:style>
    <style:style style:name="T5" style:family="text">
      <style:text-properties style:font-name="Trebuchet MS" fo:font-weight="bold" style:font-weight-asian="bold" style:font-name-complex="Trebuchet MS" style:font-weight-complex="bold"/>
    </style:style>
    <style:style style:name="T6" style:family="text">
      <style:text-properties style:font-name="Trebuchet MS" fo:language="en" fo:country="GB" style:font-name-complex="Trebuchet MS"/>
    </style:style>
    <style:style style:name="T7" style:family="text">
      <style:text-properties style:font-name="Trebuchet MS" fo:language="en" fo:country="US" fo:font-weight="bold" style:font-weight-asian="bold" style:font-name-complex="Trebuchet MS"/>
    </style:style>
    <style:style style:name="T8" style:family="text">
      <style:text-properties style:font-name="Trebuchet MS" fo:language="en" fo:country="US" fo:font-weight="bold" style:font-weight-asian="bold" style:font-name-complex="Trebuchet MS" style:font-weight-complex="bold"/>
    </style:style>
    <style:style style:name="T9" style:family="text">
      <style:text-properties style:font-name="Trebuchet MS" fo:language="en" fo:country="US" fo:font-weight="bold" style:font-weight-asian="bold" style:font-name-complex="Trebuchet MS" style:font-size-complex="12pt"/>
    </style:style>
    <style:style style:name="T10" style:family="text">
      <style:text-properties style:font-name="Trebuchet MS" style:font-name-asian="Trebuchet MS" style:font-name-complex="Trebuchet MS"/>
    </style:style>
    <style:style style:name="T11" style:family="text">
      <style:text-properties style:font-name="Trebuchet MS" fo:font-size="9pt" fo:language="en" fo:country="GB" style:font-size-asian="9pt" style:font-name-complex="Trebuchet MS" style:font-size-complex="9pt"/>
    </style:style>
    <style:style style:name="T12" style:family="text">
      <style:text-properties fo:color="#00b050" style:font-name="Trebuchet MS" fo:language="en" fo:country="GB" style:font-name-complex="Trebuchet MS"/>
    </style:style>
    <style:style style:name="T13" style:family="text">
      <style:text-properties fo:color="#00b050" style:font-name="Trebuchet MS" fo:language="en" fo:country="GB" fo:font-weight="bold" style:font-weight-asian="bold" style:font-name-complex="Trebuchet MS"/>
    </style:style>
    <style:style style:name="T14" style:family="text">
      <style:text-properties fo:color="#00b050" style:font-name="Trebuchet MS" style:font-name-complex="Trebuchet MS"/>
    </style:style>
    <style:style style:name="T15" style:family="text">
      <style:text-properties fo:color="#00b050" style:font-name="Trebuchet MS" fo:language="en" fo:country="US" style:font-name-complex="Trebuchet MS"/>
    </style:style>
    <style:style style:name="T16" style:family="text">
      <style:text-properties fo:color="#00b050" style:font-name="Trebuchet MS" fo:language="en" fo:country="US" fo:font-weight="bold" style:font-name-asian="Trebuchet MS" style:font-weight-asian="bold" style:font-name-complex="Trebuchet MS"/>
    </style:style>
    <style:style style:name="T17" style:family="text">
      <style:text-properties fo:color="#00b050" style:font-name="Trebuchet MS" fo:language="en" fo:country="US" fo:font-weight="bold" style:font-weight-asian="bold" style:font-name-complex="Trebuchet MS"/>
    </style:style>
    <style:style style:name="T18" style:family="text">
      <style:text-properties fo:color="#00b050" style:font-name="Trebuchet MS" fo:font-size="10pt" fo:language="en" fo:country="US" fo:font-weight="bold" style:font-name-asian="Trebuchet MS" style:font-size-asian="10pt" style:font-weight-asian="bold" style:font-name-complex="Trebuchet MS"/>
    </style:style>
    <style:style style:name="T19" style:family="text">
      <style:text-properties fo:color="#00b050" style:font-name="Trebuchet MS" fo:font-size="10pt" fo:language="en" fo:country="US" fo:font-weight="bold" style:font-size-asian="10pt" style:font-weight-asian="bold" style:font-name-complex="Trebuchet MS"/>
    </style:style>
    <style:style style:name="T20" style:family="text">
      <style:text-properties fo:color="#800000" style:font-name="Trebuchet MS" fo:language="en" fo:country="GB" style:font-name-complex="Trebuchet MS"/>
    </style:style>
    <style:style style:name="T21" style:family="text">
      <style:text-properties fo:color="#800000" style:font-name="Trebuchet MS" fo:language="en" fo:country="GB" style:font-name-complex="Trebuchet MS" style:font-size-complex="12pt"/>
    </style:style>
    <style:style style:name="T22" style:family="text">
      <style:text-properties fo:color="#800000" style:font-name="Trebuchet MS" fo:font-size="8pt" fo:language="en" fo:country="GB" style:font-size-asian="8pt" style:font-name-complex="Trebuchet MS" style:font-size-complex="8pt"/>
    </style:style>
    <style:style style:name="T23" style:family="text">
      <style:text-properties fo:color="#800000" style:font-name="Trebuchet MS" fo:font-size="8pt" fo:language="en" fo:country="GB" style:font-name-asian="Trebuchet MS" style:font-size-asian="8pt" style:font-name-complex="Trebuchet MS" style:font-size-complex="8pt"/>
    </style:style>
    <style:style style:name="T24" style:family="text">
      <style:text-properties fo:color="#800000" style:font-name="Trebuchet MS" fo:font-size="9pt" fo:language="en" fo:country="GB" style:font-size-asian="9pt" style:font-name-complex="Trebuchet MS" style:font-size-complex="9pt"/>
    </style:style>
    <style:style style:name="T25" style:family="text">
      <style:text-properties fo:color="#800000" style:font-name="Trebuchet MS" fo:font-weight="bold" style:font-weight-asian="bold" style:font-name-complex="Courier" style:font-size-complex="12pt"/>
    </style:style>
    <style:style style:name="T26" style:family="text">
      <style:text-properties fo:color="#00b0f0" style:font-name="Trebuchet MS" fo:language="en" fo:country="GB" style:font-name-complex="Trebuchet MS"/>
    </style:style>
    <style:style style:name="T27" style:family="text">
      <style:text-properties fo:color="#00b0f0" style:font-name="Trebuchet MS" fo:language="en" fo:country="GB" style:font-name-complex="Trebuchet MS" style:font-size-complex="12pt"/>
    </style:style>
    <style:style style:name="T28" style:family="text">
      <style:text-properties fo:color="#00b0f0" style:font-name="Trebuchet MS" fo:language="en" fo:country="GB" style:font-name-asian="Trebuchet MS" style:font-name-complex="Trebuchet MS"/>
    </style:style>
    <style:style style:name="T29" style:family="text">
      <style:text-properties fo:color="#00b0f0" style:font-name="Trebuchet MS" fo:language="en" fo:country="GB" style:font-name-asian="Trebuchet MS" style:font-name-complex="Trebuchet MS" style:font-size-complex="12pt"/>
    </style:style>
    <style:style style:name="T30" style:family="text">
      <style:text-properties fo:color="#00b0f0" style:font-name="Trebuchet MS" style:font-name-complex="Trebuchet MS"/>
    </style:style>
    <style:style style:name="T31" style:family="text">
      <style:text-properties fo:color="#00b0f0" style:font-name="Trebuchet MS" fo:font-size="10pt" fo:language="en" fo:country="GB" style:font-size-asian="10pt" style:font-name-complex="Trebuchet MS"/>
    </style:style>
    <style:style style:name="T32" style:family="text">
      <style:text-properties fo:color="#00b0f0" style:font-name="Trebuchet MS" fo:font-size="10pt" fo:language="en" fo:country="GB" style:font-name-asian="Trebuchet MS" style:font-size-asian="10pt" style:font-name-complex="Trebuchet MS"/>
    </style:style>
    <style:style style:name="T33" style:family="text">
      <style:text-properties fo:color="#00b0f0" style:font-name="Trebuchet MS" fo:font-size="10pt" fo:language="en" fo:country="US" fo:font-weight="bold" style:font-size-asian="10pt" style:font-weight-asian="bold" style:font-name-complex="Trebuchet MS"/>
    </style:style>
    <style:style style:name="T34" style:family="text">
      <style:text-properties fo:color="#00b0f0" style:font-name="Trebuchet MS" fo:font-size="10pt" fo:language="en" fo:country="US" fo:font-weight="bold" style:font-name-asian="Trebuchet MS" style:font-size-asian="10pt" style:font-weight-asian="bold" style:font-name-complex="Trebuchet MS"/>
    </style:style>
    <style:style style:name="T35" style:family="text">
      <style:text-properties fo:color="#00b0f0" style:font-name="Trebuchet MS" fo:language="en" fo:country="US" style:font-name-asian="Trebuchet MS" style:font-name-complex="Trebuchet MS"/>
    </style:style>
    <style:style style:name="T36" style:family="text">
      <style:text-properties fo:color="#00b0f0" style:font-name="Trebuchet MS" fo:language="en" fo:country="US" style:font-name-complex="Trebuchet MS"/>
    </style:style>
    <style:style style:name="T37" style:family="text">
      <style:text-properties fo:color="#00b0f0" style:font-name="Trebuchet MS" fo:language="en" fo:country="US" fo:font-weight="bold" style:font-weight-asian="bold" style:font-name-complex="Trebuchet MS"/>
    </style:style>
    <style:style style:name="T38" style:family="text">
      <style:text-properties fo:color="#00b0f0" style:font-name="Trebuchet MS" fo:language="en" fo:country="US" fo:font-weight="bold" style:font-name-asian="Trebuchet MS" style:font-weight-asian="bold" style:font-name-complex="Trebuchet MS"/>
    </style:style>
    <style:style style:name="T39" style:family="text">
      <style:text-properties fo:color="#00b0f0" style:font-name="Trebuchet MS" style:font-name-asian="Trebuchet MS" style:font-name-complex="Trebuchet MS"/>
    </style:style>
    <style:style style:name="T40" style:family="text">
      <style:text-properties fo:color="#00b0f0" style:font-name="Trebuchet MS" fo:font-size="8pt" fo:language="en" fo:country="GB" style:font-size-asian="8pt" style:font-name-complex="Trebuchet MS" style:font-size-complex="8pt"/>
    </style:style>
    <style:style style:name="T41" style:family="text">
      <style:text-properties fo:color="#00b0f0" style:font-name="Trebuchet MS" fo:font-size="8pt" fo:language="en" fo:country="GB" style:font-name-asian="Trebuchet MS" style:font-size-asian="8pt" style:font-name-complex="Trebuchet MS" style:font-size-complex="8pt"/>
    </style:style>
    <style:style style:name="T42" style:family="text">
      <style:text-properties fo:color="#00b0f0" style:font-name="Trebuchet MS" fo:font-size="8pt" style:font-size-asian="8pt" style:font-name-complex="Trebuchet MS" style:font-size-complex="8pt"/>
    </style:style>
    <style:style style:name="T43" style:family="text">
      <style:text-properties fo:color="#00b0f0" style:font-name="Trebuchet MS" fo:font-size="9pt" fo:language="en" fo:country="GB" style:font-size-asian="9pt" style:font-name-complex="Trebuchet MS" style:font-size-complex="9pt"/>
    </style:style>
    <style:style style:name="T44" style:family="text">
      <style:text-properties fo:color="#00b0f0" style:font-name="Trebuchet MS" fo:font-size="9pt" fo:language="en" fo:country="GB" style:font-name-asian="Trebuchet MS" style:font-size-asian="9pt" style:font-name-complex="Trebuchet MS" style:font-size-complex="9pt"/>
    </style:style>
    <style:style style:name="T45" style:family="text">
      <style:text-properties fo:color="#00b0f0" fo:language="en" fo:country="US" style:font-name-asian="Trebuchet MS"/>
    </style:style>
    <style:style style:name="T46" style:family="text">
      <style:text-properties fo:color="#339966" style:font-name="Trebuchet MS" fo:language="en" fo:country="GB" style:font-name-complex="Trebuchet MS"/>
    </style:style>
    <style:style style:name="T47" style:family="text">
      <style:text-properties fo:color="#339966" style:font-name="Trebuchet MS" fo:language="en" fo:country="GB" style:font-name-complex="Trebuchet MS" style:font-size-complex="12pt"/>
    </style:style>
    <style:style style:name="T48" style:family="text">
      <style:text-properties fo:color="#339966" style:font-name="Trebuchet MS" fo:language="en" fo:country="GB" fo:font-weight="bold" style:font-weight-asian="bold" style:font-name-complex="Trebuchet MS"/>
    </style:style>
    <style:style style:name="T49" style:family="text">
      <style:text-properties fo:color="#339966" style:font-name="Trebuchet MS" fo:language="en" fo:country="GB" fo:font-weight="bold" style:font-weight-asian="bold" style:font-name-complex="Trebuchet MS" style:font-size-complex="12pt"/>
    </style:style>
    <style:style style:name="T50" style:family="text">
      <style:text-properties fo:color="#339966" style:font-name="Trebuchet MS" fo:language="en" fo:country="GB" style:font-name-asian="Trebuchet MS" style:font-name-complex="Trebuchet MS"/>
    </style:style>
    <style:style style:name="T51" style:family="text">
      <style:text-properties fo:color="#339966" style:font-name="Trebuchet MS" fo:language="en" fo:country="GB" style:font-name-asian="Trebuchet MS" style:font-name-complex="Trebuchet MS" style:font-size-complex="12pt"/>
    </style:style>
    <style:style style:name="T52" style:family="text">
      <style:text-properties fo:color="#339966" style:font-name="Trebuchet MS" fo:font-size="8pt" fo:language="en" fo:country="GB" style:font-name-asian="Trebuchet MS" style:font-size-asian="8pt" style:font-name-complex="Trebuchet MS"/>
    </style:style>
    <style:style style:name="T53" style:family="text">
      <style:text-properties fo:color="#339966" style:font-name="Trebuchet MS" fo:font-size="8pt" fo:language="en" fo:country="GB" style:font-name-asian="Trebuchet MS" style:font-size-asian="8pt" style:font-name-complex="Trebuchet MS" style:font-size-complex="8pt"/>
    </style:style>
    <style:style style:name="T54" style:family="text">
      <style:text-properties fo:color="#339966" style:font-name="Trebuchet MS" fo:font-size="8pt" fo:language="en" fo:country="GB" style:font-size-asian="8pt" style:font-name-complex="Trebuchet MS" style:font-size-complex="8pt"/>
    </style:style>
    <style:style style:name="T55" style:family="text">
      <style:text-properties fo:color="#339966" style:font-name="Trebuchet MS" fo:font-size="8pt" fo:language="en" fo:country="GB" fo:font-weight="bold" style:font-size-asian="8pt" style:font-weight-asian="bold" style:font-name-complex="Trebuchet MS" style:font-size-complex="8pt"/>
    </style:style>
    <style:style style:name="T56" style:family="text">
      <style:text-properties fo:color="#339966" style:font-name="Trebuchet MS" fo:font-size="8pt" style:font-size-asian="8pt" style:font-name-complex="Trebuchet MS" style:font-size-complex="8pt"/>
    </style:style>
    <style:style style:name="T57" style:family="text">
      <style:text-properties fo:color="#339966" style:font-name="Trebuchet MS" fo:font-size="10pt" fo:language="en" fo:country="GB" style:font-size-asian="10pt" style:font-name-complex="Trebuchet MS"/>
    </style:style>
    <style:style style:name="T58" style:family="text">
      <style:text-properties fo:color="#339966" style:font-name="Trebuchet MS" fo:font-size="10pt" fo:language="en" fo:country="GB" style:font-name-asian="Trebuchet MS" style:font-size-asian="10pt" style:font-name-complex="Trebuchet MS"/>
    </style:style>
    <style:style style:name="T59" style:family="text">
      <style:text-properties fo:color="#339966" style:font-name="Trebuchet MS" fo:font-size="10pt" fo:language="en" fo:country="GB" fo:font-weight="bold" style:font-size-asian="10pt" style:font-weight-asian="bold" style:font-name-complex="Trebuchet MS"/>
    </style:style>
    <style:style style:name="T60" style:family="text">
      <style:text-properties fo:color="#339966" style:font-name="Trebuchet MS" fo:font-size="10pt" style:font-size-asian="10pt" style:font-name-complex="Courier"/>
    </style:style>
    <style:style style:name="T61" style:family="text">
      <style:text-properties fo:color="#339966" style:font-name="Trebuchet MS" fo:font-size="11pt" fo:language="en" fo:country="GB" style:font-name-asian="Trebuchet MS" style:font-size-asian="11pt" style:font-name-complex="Trebuchet MS" style:font-size-complex="11pt"/>
    </style:style>
    <style:style style:name="T62" style:family="text">
      <style:text-properties fo:color="#339966" style:font-name="Trebuchet MS" style:font-name-complex="Trebuchet MS"/>
    </style:style>
    <style:style style:name="T63" style:family="text">
      <style:text-properties fo:color="#339966" style:font-name="Trebuchet MS" style:font-name-complex="Trebuchet MS" style:font-size-complex="12pt"/>
    </style:style>
    <style:style style:name="T64" style:family="text">
      <style:text-properties fo:color="#339966" style:font-name="Trebuchet MS" style:font-name-asian="Trebuchet MS" style:font-name-complex="Trebuchet MS"/>
    </style:style>
    <style:style style:name="T65" style:family="text">
      <style:text-properties fo:color="#339966" style:font-name="Trebuchet MS" fo:font-size="9pt" fo:language="en" fo:country="GB" style:font-name-asian="Trebuchet MS" style:font-size-asian="9pt" style:font-name-complex="Trebuchet MS" style:font-size-complex="9pt"/>
    </style:style>
    <style:style style:name="T66" style:family="text">
      <style:text-properties fo:color="#339966" style:font-name="Trebuchet MS" fo:font-size="9pt" fo:language="en" fo:country="GB" style:font-size-asian="9pt" style:font-name-complex="Trebuchet MS" style:font-size-complex="9pt"/>
    </style:style>
    <style:style style:name="T67" style:family="text">
      <style:text-properties fo:color="#339966" style:font-name="Trebuchet MS" fo:font-size="9pt" fo:language="en" fo:country="GB" fo:font-weight="bold" style:font-size-asian="9pt" style:font-weight-asian="bold" style:font-name-complex="Trebuchet MS" style:font-size-complex="9pt"/>
    </style:style>
    <style:style style:name="T68" style:family="text">
      <style:text-properties fo:color="#339966" style:font-name="Trebuchet MS" fo:language="en" fo:country="US" style:font-name-asian="Trebuchet MS" style:font-name-complex="Trebuchet MS"/>
    </style:style>
    <style:style style:name="T69" style:family="text">
      <style:text-properties fo:color="#339966" style:font-name="Trebuchet MS" fo:language="en" fo:country="US" style:font-name-complex="Trebuchet MS"/>
    </style:style>
    <style:style style:name="T70" style:family="text">
      <style:text-properties fo:color="#339966" style:font-name="Trebuchet MS" fo:language="en" fo:country="US" fo:font-weight="bold" style:font-weight-asian="bold" style:font-name-complex="Trebuchet MS"/>
    </style:style>
    <style:style style:name="T71" style:family="text">
      <style:text-properties fo:color="#339966" style:font-name="Trebuchet MS" fo:font-weight="bold" style:font-weight-asian="bold" style:font-name-complex="Trebuchet MS"/>
    </style:style>
    <style:style style:name="T72" style:family="text">
      <style:text-properties fo:color="#339966" style:font-name="Trebuchet MS" fo:font-weight="bold" style:font-weight-asian="bold" style:font-name-complex="Courier" style:font-size-complex="12pt"/>
    </style:style>
    <style:style style:name="T73" style:family="text">
      <style:text-properties fo:color="#339966" style:font-name="Courier" fo:font-size="10pt" style:font-size-asian="10pt" style:font-name-complex="Courier"/>
    </style:style>
    <style:style style:name="T74" style:family="text">
      <style:text-properties fo:color="#c00000" style:font-name="Trebuchet MS" fo:font-size="10pt" fo:language="en" fo:country="GB" style:font-size-asian="10pt" style:font-name-complex="Trebuchet MS"/>
    </style:style>
    <style:style style:name="T75" style:family="text">
      <style:text-properties fo:color="#c00000" style:font-name="Trebuchet MS" fo:font-size="10pt" fo:language="en" fo:country="US" fo:font-weight="bold" style:font-size-asian="10pt" style:font-weight-asian="bold" style:font-name-complex="Trebuchet MS"/>
    </style:style>
    <style:style style:name="T76" style:family="text">
      <style:text-properties fo:color="#c00000" style:font-name="Trebuchet MS" fo:font-size="10pt" fo:language="en" fo:country="US" fo:font-weight="bold" style:font-name-asian="Trebuchet MS" style:font-size-asian="10pt" style:font-weight-asian="bold" style:font-name-complex="Trebuchet MS"/>
    </style:style>
    <style:style style:name="T77" style:family="text">
      <style:text-properties fo:color="#c00000" style:font-name="Trebuchet MS" fo:font-size="8pt" style:font-size-asian="8pt" style:font-name-complex="Trebuchet MS" style:font-size-complex="8pt"/>
    </style:style>
    <style:style style:name="T78" style:family="text">
      <style:text-properties fo:color="#c00000" style:font-name="Trebuchet MS" fo:font-size="9pt" fo:language="en" fo:country="GB" style:font-size-asian="9pt" style:font-name-complex="Trebuchet MS" style:font-size-complex="9pt"/>
    </style:style>
    <style:style style:name="T79" style:family="text">
      <style:text-properties fo:color="#c00000" style:font-name="Trebuchet MS" fo:font-size="9pt" fo:language="en" fo:country="GB" style:font-name-asian="Trebuchet MS" style:font-size-asian="9pt" style:font-name-complex="Trebuchet MS" style:font-size-complex="9pt"/>
    </style:style>
    <style:style style:name="T80" style:family="text">
      <style:text-properties fo:color="#c00000" style:font-name="Trebuchet MS" fo:language="en" fo:country="GB" style:font-name-complex="Trebuchet MS"/>
    </style:style>
    <style:style style:name="T81" style:family="text">
      <style:text-properties fo:color="#c00000" style:font-name="Trebuchet MS" fo:language="en" fo:country="GB" style:font-name-asian="Trebuchet MS" style:font-name-complex="Trebuchet MS"/>
    </style:style>
    <style:style style:name="T82" style:family="text">
      <style:text-properties fo:color="#c00000" style:font-name="Trebuchet MS" style:font-name-asian="Trebuchet MS" style:font-name-complex="Trebuchet MS"/>
    </style:style>
    <style:style style:name="T83" style:family="text">
      <style:text-properties fo:color="#c00000" style:font-name="Trebuchet MS" style:font-name-complex="Trebuchet MS"/>
    </style:style>
    <style:style style:name="T84" style:family="text">
      <style:text-properties fo:color="#c00000" style:font-name="Trebuchet MS" fo:language="en" fo:country="US" fo:font-weight="bold" style:font-weight-asian="bold" style:font-name-complex="Trebuchet MS"/>
    </style:style>
    <style:style style:name="T85" style:family="text">
      <style:text-properties fo:color="#c00000" style:font-name="Trebuchet MS" fo:language="en" fo:country="US" fo:font-weight="bold" style:font-name-asian="Trebuchet MS" style:font-weight-asian="bold" style:font-name-complex="Trebuchet MS"/>
    </style:style>
    <style:style style:name="T86" style:family="text">
      <style:text-properties fo:font-size="10pt" style:font-size-asian="10pt"/>
    </style:style>
    <style:style style:name="T87" style:family="text">
      <style:text-properties fo:color="#002060" style:font-name="Trebuchet MS" fo:font-size="8pt" fo:language="en" fo:country="GB" style:font-size-asian="8pt" style:font-name-complex="Trebuchet MS" style:font-size-complex="8pt"/>
    </style:style>
    <style:style style:name="T88" style:family="text">
      <style:text-properties fo:color="#002060" style:font-name="Trebuchet MS" fo:font-size="8pt" fo:language="en" fo:country="GB" style:font-name-asian="Trebuchet MS" style:font-size-asian="8pt" style:font-name-complex="Trebuchet MS" style:font-size-complex="8pt"/>
    </style:style>
    <style:style style:name="T89" style:family="text">
      <style:text-properties fo:color="#002060" style:font-name="Trebuchet MS" fo:font-size="8pt" style:font-size-asian="8pt" style:font-name-complex="Trebuchet MS" style:font-size-complex="8pt"/>
    </style:style>
    <style:style style:name="T90" style:family="text">
      <style:text-properties fo:color="#002060" style:font-name="Trebuchet MS" fo:font-size="8pt" style:font-name-asian="Trebuchet MS" style:font-size-asian="8pt" style:font-name-complex="Trebuchet MS" style:font-size-complex="8pt"/>
    </style:style>
    <style:style style:name="T91" style:family="text">
      <style:text-properties fo:color="#002060" style:font-name="Trebuchet MS" fo:font-size="9pt" fo:language="en" fo:country="GB" style:font-size-asian="9pt" style:font-name-complex="Trebuchet MS" style:font-size-complex="9pt"/>
    </style:style>
    <style:style style:name="T92" style:family="text">
      <style:text-properties fo:color="#002060" style:font-name="Trebuchet MS" fo:font-size="9pt" fo:language="en" fo:country="GB" style:font-name-asian="Trebuchet MS" style:font-size-asian="9pt" style:font-name-complex="Trebuchet MS" style:font-size-complex="9pt"/>
    </style:style>
    <style:style style:name="T93" style:family="text">
      <style:text-properties style:font-name-asian="Trebuchet MS"/>
    </style:style>
    <style:style style:name="T94" style:family="text">
      <style:text-properties fo:color="#00ccff" style:font-name="Trebuchet MS" fo:font-size="10pt" style:font-size-asian="10pt" style:font-name-complex="Courier"/>
    </style:style>
    <style:style style:name="T95" style:family="text">
      <style:text-properties fo:color="#00ccff" style:font-name="Trebuchet MS" fo:font-size="10pt" style:font-name-asian="Trebuchet MS" style:font-size-asian="10pt" style:font-name-complex="Trebuchet MS"/>
    </style:style>
    <style:style style:name="T96" style:family="text">
      <style:text-properties fo:color="#00ccff" style:font-name="Trebuchet MS" fo:font-weight="bold" style:font-weight-asian="bold" style:font-name-complex="Courier" style:font-size-complex="12pt"/>
    </style:style>
    <style:style style:name="T97" style:family="text">
      <style:text-properties style:font-name-complex="Courier"/>
    </style:style>
    <style:style style:name="T98" style:family="text">
      <style:text-properties fo:color="#993366" style:font-name="Trebuchet MS" fo:font-size="10pt" style:font-size-asian="10pt" style:font-name-complex="Courier"/>
    </style:style>
    <style:style style:name="T99" style:family="text">
      <style:text-properties fo:color="#993366" style:font-name="Trebuchet MS" fo:font-size="10pt" style:font-name-asian="Trebuchet MS" style:font-size-asian="10pt" style:font-name-complex="Trebuchet MS"/>
    </style:style>
    <style:style style:name="T100" style:family="text">
      <style:text-properties fo:color="#0000ff" style:font-name="Trebuchet MS" fo:font-size="10pt" style:font-size-asian="10pt" style:font-name-complex="Courier"/>
    </style:style>
    <style:style style:name="T101" style:family="text">
      <style:text-properties fo:color="#0000ff" style:font-name="Trebuchet MS" fo:font-size="10pt" style:font-name-asian="Trebuchet MS" style:font-size-asian="10pt" style:font-name-complex="Trebuchet MS"/>
    </style:style>
    <style:style style:name="T102" style:family="text">
      <style:text-properties fo:color="#0000ff" style:font-name="Trebuchet MS" style:font-name-asian="Calibri" style:language-asian="en" style:country-asian="US" style:font-name-complex="CourierNewPSMT" style:font-size-complex="12pt"/>
    </style:style>
    <style:style style:name="T103" style:family="text">
      <style:text-properties fo:color="#0000ff" style:font-name="Trebuchet MS" style:font-name-asian="Trebuchet MS" style:language-asian="en" style:country-asian="US" style:font-name-complex="Trebuchet MS" style:font-size-complex="12pt"/>
    </style:style>
    <style:style style:name="T104" style:family="text">
      <style:text-properties fo:color="#ff00ff" style:font-name="Trebuchet MS" fo:font-style="italic" style:font-name-asian="Calibri" style:language-asian="en" style:country-asian="US" style:font-style-asian="italic" style:font-name-complex="CourierNewPS-ItalicMT" style:font-size-complex="12pt" style:font-style-complex="italic"/>
    </style:style>
    <style:style style:name="T105" style:family="text">
      <style:text-properties fo:color="#810000" style:font-name="Trebuchet MS" style:font-name-asian="Calibri" style:language-asian="en" style:country-asian="US" style:font-name-complex="CourierNewPSMT" style:font-size-complex="12pt"/>
    </style:style>
    <style:style style:name="T106" style:family="text">
      <style:text-properties fo:color="#c1c1c1" style:font-name="Trebuchet MS" style:font-name-asian="Calibri" style:language-asian="en" style:country-asian="US" style:font-name-complex="CourierNewPSMT" style:font-size-complex="12pt"/>
    </style:style>
    <style:style style:name="T107" style:family="text">
      <style:text-properties fo:color="#ff0000" style:font-name="Trebuchet MS" style:font-name-asian="Calibri" style:language-asian="en" style:country-asian="US" style:font-name-complex="CourierNewPSMT" style:font-size-complex="12pt"/>
    </style:style>
    <style:style style:name="T108" style:family="text">
      <style:text-properties fo:color="#00ff00" fo:font-size="10pt" style:font-size-asian="10pt"/>
    </style:style>
    <style:style style:name="T109" style:family="text">
      <style:text-properties fo:language="en" fo:country="US"/>
    </style:style>
    <style:style style:name="T110" style:family="text">
      <style:text-properties fo:color="#008000" style:font-name="Trebuchet MS" fo:font-weight="bold" style:font-weight-asian="bold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3"/></text:p>
      <text:p text:style-name="P44"><text:span text:style-name="T3">REPASO SUBCONSULTAS CON LAS TABLAS DEL USUARIO HR</text:span></text:p>
      <text:p text:style-name="P42"><text:span text:style-name="T3">1. Nombre del empleado que más cobra en la empresa, sin contar la comisión.</text:span></text:p>
      <text:p text:style-name="P15"/>
      <text:p text:style-name="P16"/>
      <text:p text:style-name="P42"><text:span text:style-name="T3">2 Nombre de empleados que trabajan en el depto RESEARCH.</text:span></text:p>
      <text:p text:style-name="P26"/>
      <text:p text:style-name="P40"/>
      <text:p text:style-name="P42"><text:span text:style-name="T3">3 Nombre de los empleados que trabajen en el mismo depto que Daniel y que cobren lo mismo que el.</text:span></text:p>
      <text:p text:style-name="P2"/>
      <text:p text:style-name="P2"/>
      <text:p text:style-name="P42"><text:span text:style-name="T3">4. <text:s/>Nombre del empleado mas antiguo de la empresa.</text:span></text:p>
      <text:p text:style-name="P2"/>
      <text:p text:style-name="P2"/>
      <text:p text:style-name="P42"><text:span text:style-name="T3">5. Nombre de los empleados cuyo responsable directo es Doyle (last_name).</text:span></text:p>
      <text:p text:style-name="P17"><text:span text:style-name="T46"/></text:p>
      <text:p text:style-name="P17"/>
      <text:p text:style-name="P42"><text:span text:style-name="T3">6. Mostrar los nombres de empleados del departamento 20 que cobran más que alguno de los empleados del departamento 13.</text:span></text:p>
      <text:p text:style-name="P15"><text:span text:style-name="T46"/></text:p>
      <text:p text:style-name="P15"/>
      <text:p text:style-name="P42"><text:span text:style-name="T3">7. Mostrar si algún empleado del 20 cobra más que todos los del 13.</text:span></text:p>
      <text:p text:style-name="P15"><text:span text:style-name="T46"/></text:p>
      <text:p text:style-name="P46"/>
      <text:p text:style-name="P33"><text:span text:style-name="T3">8. Calcula cuánto dinero (salario + comisión) total cobran al mes el conjunto de los empleados de los departamentos de operaciones (OPERATIONS).</text:span></text:p>
      <text:p text:style-name="P18"><text:span text:style-name="T46"/></text:p>
      <text:p text:style-name="P6"/>
      <text:p text:style-name="P42"><text:span text:style-name="T3">9. Muestra el nombre de los empleados cuyo salario se encuentra por debajo de la media salarial en la empresa.</text:span></text:p>
      <text:p text:style-name="P4"/>
      <text:p text:style-name="P33"><text:span text:style-name="T3">10. Muestra el nombre de los empleados que trabajan en el departamento 20 y tienen un salario superior a la media salarial de su propio departamento.</text:span></text:p>
      <text:p text:style-name="P4"><text:span text:style-name="T46"/></text:p>
      <text:p text:style-name="P4"/>
      <text:p text:style-name="P33"><text:span text:style-name="T3">11. <text:s/>Nombre de los clientes (customer) <text:s/>que son atendidos por vendedores que trabajan en el departamento de ventas de Boston.</text:span></text:p>
      <text:p text:style-name="P11"/>
      <text:p text:style-name="P10"><text:span text:style-name="T54"/></text:p>
      <text:p text:style-name="P41"/>
      <text:p text:style-name="P42"><text:span text:style-name="T3">12. Seleccionar el nombre del producto que protagonicen líneas en las que se haya solicitado mas de 10 unidades de ellos.</text:span></text:p>
      <text:p text:style-name="P15"><text:soft-page-break/><text:span text:style-name="T46"/></text:p>
      <text:p text:style-name="P42"><text:span text:style-name="T3">13. Nombre y código de los departamentos con más de 4 empleados.</text:span></text:p>
      <text:p text:style-name="P34"><text:span text:style-name="T3"/></text:p>
      <text:p text:style-name="P36"/>
      <text:p text:style-name="P42"><text:span text:style-name="T3">15. <text:s/>Nombres de productos que nunca han sido vendidos.</text:span></text:p>
      <text:p text:style-name="P15"><text:span text:style-name="T62"/></text:p>
      <text:p text:style-name="P2"/>
      <text:p text:style-name="P42"><text:span text:style-name="T3">16. <text:s/>Nombre del producto del que se han vendido mas unidades.</text:span></text:p>
      <text:p text:style-name="P22"/>
      <text:p text:style-name="P30"><text:tab/><text:tab/><text:tab/><text:tab/></text:p>
      <text:p text:style-name="P11">19. Nombre del departamento con menor sueldo.</text:p>
      <text:p text:style-name="P11"><text:span text:style-name="T45"><text:s text:c="49"/></text:span></text:p>
      <text:p text:style-name="P24"/>
      <text:p text:style-name="P11">21.- <text:s/>Nombre, apellido y salario de los empleados que tienen el máximo salario por departamento.</text:p>
      <text:p text:style-name="P13"><text:span text:style-name="T15"/></text:p>
      <text:p text:style-name="P11">24. <text:s/>Buscar el limite de credito mínimo que corresponde a los clientes que representa el vendedor cuyo apellido es TURNER</text:p>
      <text:p text:style-name="P11"/>
      <text:p text:style-name="P12"><text:span text:style-name="T17"/></text:p>
      <text:p text:style-name="P9">25.Nombre de los empleados cuya funcion es vendedor (salesperson)</text:p>
      <text:p text:style-name="P12"><text:span text:style-name="T17"/></text:p>
      <text:p text:style-name="P12"/>
      <text:p text:style-name="P1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/>
    <style:font-face style:name="CourierNewPS-ItalicMT" svg:font-family="CourierNewPS-ItalicMT" style:font-family-generic="modern"/>
    <style:font-face style:name="CourierNewPSMT" svg:font-family="CourierNewPSMT" style:font-family-generic="moder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7:55:22.966700917</meta:creation-date>
    <dc:date>2019-02-18T18:02:58.218829183</dc:date>
    <meta:editing-duration>PT7M3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22" meta:word-count="298" meta:character-count="1794" meta:non-whitespace-character-count="1456"/>
  </office:meta>
</office:document-meta>
</file>